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5">
      <style:text-properties officeooo:paragraph-rsid="0019b5b2"/>
    </style:style>
    <style:style style:name="P2" style:family="paragraph" style:parent-style-name="Standard" style:list-style-name="L5">
      <style:text-properties officeooo:rsid="0019b5b2" officeooo:paragraph-rsid="0019b5b2"/>
    </style:style>
    <style:style style:name="P3" style:family="paragraph" style:parent-style-name="Standard">
      <style:text-properties officeooo:rsid="0019b5b2" officeooo:paragraph-rsid="0019b5b2"/>
    </style:style>
    <style:style style:name="P4" style:family="paragraph" style:parent-style-name="Standard">
      <style:text-properties officeooo:paragraph-rsid="0019b5b2"/>
    </style:style>
    <style:style style:name="P5" style:family="paragraph" style:parent-style-name="Standard">
      <style:text-properties officeooo:rsid="001b5aa8" officeooo:paragraph-rsid="001b5aa8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paragraph-rsid="0017c893"/>
    </style:style>
    <style:style style:name="P7" style:family="paragraph" style:parent-style-name="Text_20_body" style:list-style-name="L2">
      <style:text-properties officeooo:paragraph-rsid="0017c893"/>
    </style:style>
    <style:style style:name="P8" style:family="paragraph" style:parent-style-name="Text_20_body">
      <style:text-properties officeooo:paragraph-rsid="0017c893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c893"/>
    </style:style>
    <style:style style:name="P10" style:family="paragraph" style:parent-style-name="Text_20_body">
      <style:text-properties officeooo:rsid="0017c893" officeooo:paragraph-rsid="0017c893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officeooo:rsid="0017c893" officeooo:paragraph-rsid="0017c893"/>
    </style:style>
    <style:style style:name="P12" style:family="paragraph" style:parent-style-name="Text_20_body" style:list-style-name="L3">
      <style:paragraph-properties fo:margin-top="0in" fo:margin-bottom="0in" style:contextual-spacing="false"/>
      <style:text-properties officeooo:paragraph-rsid="0017c893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officeooo:paragraph-rsid="0017c893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officeooo:rsid="00197a7c" officeooo:paragraph-rsid="00197a7c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197a7c" officeooo:paragraph-rsid="00197a7c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19b5b2"/>
    </style:style>
    <style:style style:name="T1" style:family="text">
      <style:text-properties officeooo:rsid="0017c893"/>
    </style:style>
    <style:style style:name="T2" style:family="text">
      <style:text-properties officeooo:rsid="0019b5b2"/>
    </style:style>
    <style:style style:name="T3" style:family="text">
      <style:text-properties officeooo:rsid="001b5aa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ugas Pertemuan 1</text:h>
      <text:p text:style-name="Text_20_body"/>
      <text:p text:style-name="P8">Buatlah algoritma dan flowchart:</text:p>
      <text:list xml:id="list4274668748" text:style-name="L2">
        <text:list-item>
          <text:p text:style-name="P6">Menghitung Luas Lingkaran dan menampilkan hasilnya?</text:p>
        </text:list-item>
        <text:list-item>
          <text:p text:style-name="P7">Mengecek bilangan di antara 2 bilangan masukan, apakah sama ataukah lebih besar salah satunya, dan tampilkan hasilnya?</text:p>
        </text:list-item>
      </text:list>
      <text:p text:style-name="P8"/>
      <text:p text:style-name="P10">JAWAB</text:p>
      <text:list xml:id="list2034260650" text:style-name="L3">
        <text:list-item>
          <text:p text:style-name="P12"><text:span text:style-name="T1">Menghitung Luas Lingkaran dan menampilkan hasilnya?</text:span></text:p>
        </text:list-item>
      </text:list>
      <text:p text:style-name="P9"/>
      <text:list xml:id="list1173733961" text:style-name="L4">
        <text:list-item>
          <text:p text:style-name="P13"><text:span text:style-name="T1">Algoritma Menghitung Luas Lingkaran dan menampilkan hasilnya</text:span></text:p>
          <text:p text:style-name="P14">Menetapkan phi = 3.14</text:p>
          <text:p text:style-name="P14">Input Jari-jari lingkaran</text:p>
          <text:p text:style-name="P14">Rumus Luas Lingkaran = phi*r*r</text:p>
          <text:p text:style-name="P14">Tampilkan Luas Lingkaran</text:p>
        </text:list-item>
      </text:list>
      <text:p text:style-name="P15"/>
      <text:p text:style-name="P15"/>
      <text:list xml:id="list223243262520133" text:continue-numbering="true" text:style-name="L4">
        <text:list-item>
          <text:p text:style-name="P11">Flowchart Menghitung Luas Lingkaran dan menampilkan hasilnya</text:p>
        </text:list-item>
      </text:list>
      <text:p text:style-name="P9"/>
      <text:p text:style-name="P9"/>
      <text:p text:style-name="P16"><text:tab/><text:tab/><text:span text:style-name="T2">Mulai</text:span></text:p>
      <text:p text:style-name="P16"><text:tab/><text:tab/><text:span text:style-name="T2">Phi = 3.14</text:span></text:p>
      <text:p text:style-name="P16"><text:tab/><text:tab/><text:span text:style-name="T2">Input jari jari lingkaran</text:span></text:p>
      <text:p text:style-name="P16"><text:tab/><text:tab/><text:span text:style-name="T2">Rumus Luas Lingkaran = phi * r * r</text:span></text:p>
      <text:p text:style-name="P16"><text:tab/><text:tab/><text:span text:style-name="T2">Tampilkan luas lingkaran</text:span></text:p>
      <text:p text:style-name="P16"><text:tab/><text:tab/><text:span text:style-name="T2">Selesai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23242556563499" text:continue-list="list2034260650" text:style-name="L3">
        <text:list-item>
          <text:p text:style-name="P12">Mengecek bilangan di antara 2 bilangan masukan, apakah sama ataukah lebih besar salah satunya, dan tampilkan hasilnya?</text:p>
        </text:list-item>
      </text:list>
      <text:list xml:id="list2855025267" text:style-name="L5">
        <text:list-item>
          <text:p text:style-name="P1"><text:span text:style-name="T2">Algoritma Mengecek bilangan di antara 2 bilangan masukan, apakah sama ataukah lebih besar salah satunya, dan tampilkan hasilnya</text:span></text:p>
        </text:list-item>
      </text:list>
      <text:p text:style-name="P4"><text:soft-page-break/></text:p>
      <text:p text:style-name="P4"><text:tab/><text:tab/><text:span text:style-name="T3">Masukan bilangan pertama</text:span></text:p>
      <text:p text:style-name="P4"><text:tab/><text:tab/><text:span text:style-name="T3">Masukan bilangan kedua</text:span></text:p>
      <text:p text:style-name="P4"><text:tab/><text:tab/><text:span text:style-name="T3">Membandingkan kedua bilangan dengan rumus “a&gt;b”</text:span></text:p>
      <text:p text:style-name="P5"><text:tab/><text:tab/>Jika “ya”, maka tampilkan bilangan pertama lebih besar</text:p>
      <text:p text:style-name="P5"><text:tab/><text:tab/>Jika “Tidak”, maka membandingkan dengan rumus “a=b”</text:p>
      <text:p text:style-name="P5"><text:tab/><text:tab/>Jika “ya”, maka tampilkan keuda bilangan sama</text:p>
      <text:p text:style-name="P5"><text:tab/><text:tab/>Jika “Tidak”, maka bandingkan dengan rumus “b&gt;a”</text:p>
      <text:p text:style-name="P5"><text:tab/><text:tab/>Jika “ya”, tampilkan bilangan kedua lebih besar</text:p>
      <text:p text:style-name="P5"><text:tab/><text:tab/>Selesa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3242117808869" text:continue-numbering="true" text:style-name="L5">
        <text:list-item>
          <text:p text:style-name="P2">Flowchart Mengecek bilangan di antara 2 bilangan masukan, apakah sama ataukah lebih besar salah satunya, dan tampilkan hasilnya</text:p>
        </text:list-item>
      </text:list>
      <text:p text:style-name="P3"/>
      <text:p text:style-name="P5">Mulai</text:p>
      <text:p text:style-name="P5">input bilangan pertama</text:p>
      <text:p text:style-name="P5">input bilangan kedua</text:p>
      <text:p text:style-name="P5">a&gt;b <text:tab/><text:tab/><text:tab/><text:tab/>T <text:s/><text:tab/>a= b <text:tab/><text:tab/><text:tab/>T<text:tab/>a&lt;b</text:p>
      <text:p text:style-name="P5">Y<text:tab/><text:tab/><text:tab/><text:tab/><text:tab/>Y<text:tab/><text:tab/><text:tab/><text:tab/>Y</text:p>
      <text:p text:style-name="P5">bilangan pertama lebih besar<text:tab/><text:tab/>kedua bilangan sama besar<text:tab/>bilangan 2 lebih besar </text:p>
      <text:p text:style-name="P5">selesai<text:tab/><text:tab/><text:tab/><text:tab/><text:tab/><text:tab/>Selesa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22:16:00.015895136</meta:creation-date>
    <dc:date>2022-08-03T22:32:32.650192256</dc:date>
    <meta:editing-duration>PT16M34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2" meta:paragraph-count="37" meta:word-count="227" meta:character-count="1545" meta:non-whitespace-character-count="1310"/>
  </office:meta>
</office:document-meta>
</file>